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Loader.definePackage( java . lang . String var0 , java . lang . String var1 , java . lang . String var2 , java . lang . String var3 , java . lang . String var4 , java . lang . String var5 , java . lang . String var6 , java . net . URL var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Loader.defineClass( java . lang . String var0 , byte [ ] var1 , int var2 , int var3 , java . security . ProtectionDomain var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Loader.getPackage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Loader.loadClass( java . lang . String var0 , boolean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Loader.getSystem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Loader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Loader.ClassLoader( java . lang . ClassLoade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Loader.findResources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Loader.getSystemResource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Loader.getSystemResourceAsStream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Loader.getResources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Loader.findLoadedClass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Loader.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Loader.getResource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Loader.getPack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Loader.getResourceAsStream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Loader.loadClass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Loader.defineClass( java . lang . String var0 , byte [ ] var1 , int var2 , int var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Loader.setSigners( java . lang . Class var0 , java . lang . Object [ ]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Loader.findLibrary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Loader.resolveClass( java . lang . Class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Loader.getSystemResources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Loader.findClass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Loader.findResource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Loader.findSystemClass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